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1.518cm" fo:min-width="3.742cm"/>
    </style:style>
    <style:style style:name="gr17" style:family="graphic" style:parent-style-name="standard">
      <style:graphic-properties draw:textarea-horizontal-align="justify" draw:textarea-vertical-align="middle" draw:auto-grow-height="false" fo:min-height="0.952cm" fo:min-width="3.601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4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30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41" style:family="graphic" style:parent-style-name="Výchozí_5f_1">
      <style:graphic-properties draw:fill-color="#ff3333" draw:textarea-horizontal-align="justify" draw:textarea-vertical-align="middle" draw:auto-grow-height="false" fo:min-height="1.378cm" fo:min-width="1.691cm"/>
    </style:style>
    <style:style style:name="gr42" style:family="graphic" style:parent-style-name="Výchozí_5f_1">
      <style:graphic-properties draw:fill-color="#6666ff" draw:textarea-horizontal-align="justify" draw:textarea-vertical-align="middle" draw:auto-grow-height="false" fo:min-height="1.378cm" fo:min-width="1.691cm"/>
    </style:style>
    <style:style style:name="gr43" style:family="graphic" style:parent-style-name="Výchozí_5f_1">
      <style:graphic-properties draw:fill-color="#9900ff" draw:textarea-horizontal-align="justify" draw:textarea-vertical-align="middle" draw:auto-grow-height="false" fo:min-height="1.378cm" fo:min-width="1.691cm"/>
    </style:style>
    <style:style style:name="gr44" style:family="graphic" style:parent-style-name="objectwithoutfill">
      <style:graphic-properties svg:stroke-width="0.05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draw:marker-start-width="0.365cm" draw:marker-end-width="0.36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6" style:family="paragraph">
      <loext:graphic-properties draw:fill-color="#9900ff"/>
      <style:paragraph-properties fo:text-align="center"/>
      <style:text-properties fo:color="#ffffff" fo:font-size="10pt" fo:font-weight="bold" style:font-size-asian="18pt" style:font-size-complex="18pt"/>
    </style:style>
    <style:style style:name="P17" style:family="paragraph">
      <style:paragraph-properties fo:text-align="center"/>
      <style:text-properties fo:font-size="10pt" style:font-size-asian="18pt" style:font-size-complex="18pt"/>
    </style:style>
    <style:style style:name="P18" style:family="paragraph">
      <loext:graphic-properties draw:fill-color="#ff3333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4.2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5.998cm" svg:height="2.498cm" svg:x="7.502cm" svg:y="12.802cm">
          <text:p text:style-name="P1"><text:s/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99cm" svg:height="1.7cm" svg:x="7.501cm" svg:y="2.3cm">
          <text:p text:style-name="P1"/>
          <text:p text:style-name="P1"/>
          <text:p text:style-name="P1"><text:s text:c="3"/>M<text:span text:style-name="T4">0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8.102cm" svg:y="2.6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0.903cm" svg:y="2.6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8.003cm" svg:y="13.6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8" draw:id="id98" draw:layer="layout" svg:width="2.1cm" svg:height="1.1cm" svg:x="10.904cm" svg:y="13.6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603cm" svg:y="4.199cm">
          <text:p text:style-name="P1"/>
          <text:p text:style-name="P1"/>
          <text:p text:style-name="P1">M<text:span text:style-name="T4">2 <text:s text:c="7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2" draw:id="id92" draw:layer="layout" svg:width="2.1cm" svg:height="1.1cm" svg:x="8.104cm" svg:y="4.5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94" draw:id="id94" draw:layer="layout" svg:width="3.098cm" svg:height="2.402cm" svg:x="7.604cm" svg:y="7.3cm">
          <text:p text:style-name="P1"/>
          <text:p text:style-name="P1"/>
          <text:p text:style-name="P1">M<text:span text:style-name="T4">3 <text:s text:c="9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8.005cm" svg:y="7.6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704cm" svg:y="10.2cm">
          <text:p text:style-name="P1"/>
          <text:p text:style-name="P1"/>
          <text:p text:style-name="P1">M<text:span text:style-name="T4">4 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8.005cm" svg:y="10.5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152cm" svg:y1="3.702cm" svg:x2="9.154cm" svg:y2="4.504cm" draw:start-shape="id91" draw:start-glue-point="8" draw:end-shape="id92" draw:end-glue-point="4" svg:d="M9152 3702c0 603 2 202 2 802" svg:viewBox="0 0 3 803">
          <text:p/>
        </draw:connector>
        <draw:connector draw:style-name="gr7" draw:text-style-name="P5" draw:layer="layout" draw:type="curve" svg:x1="11.953cm" svg:y1="3.703cm" svg:x2="10.204cm" svg:y2="5.054cm" draw:start-shape="id93" draw:start-glue-point="8" draw:end-shape="id92" draw:end-glue-point="10" svg:d="M11953 3703c0 901-583 1351-1749 1351" svg:viewBox="0 0 1750 1352">
          <text:p/>
        </draw:connector>
        <draw:connector draw:style-name="gr4" draw:text-style-name="P5" draw:layer="layout" draw:type="curve" svg:x1="9.154cm" svg:y1="5.604cm" svg:x2="9.153cm" svg:y2="7.3cm" draw:start-shape="id92" draw:start-glue-point="8" draw:end-shape="id94" draw:end-glue-point="4" svg:d="M9154 5604c0 1273-1 426-1 1696" svg:viewBox="0 0 2 1697">
          <text:p/>
        </draw:connector>
        <draw:connector draw:style-name="gr4" draw:text-style-name="P5" draw:layer="layout" draw:type="curve" svg:x1="9.055cm" svg:y1="8.705cm" svg:x2="9.055cm" svg:y2="10.505cm" draw:start-shape="id95" draw:start-glue-point="8" draw:end-shape="id96" draw:end-glue-point="4" svg:d="M9055 8705v1800" svg:viewBox="0 0 1 1801">
          <text:p/>
        </draw:connector>
        <draw:connector draw:style-name="gr7" draw:text-style-name="P5" draw:layer="layout" draw:type="curve" svg:x1="9.055cm" svg:y1="11.605cm" svg:x2="9.053cm" svg:y2="13.603cm" draw:start-shape="id96" draw:start-glue-point="8" draw:end-shape="id97" svg:d="M9055 11605c0 1500-2 501-2 1998" svg:viewBox="0 0 3 1999">
          <text:p/>
        </draw:connector>
        <draw:connector draw:style-name="gr4" draw:text-style-name="P5" draw:layer="layout" draw:type="curve" svg:x1="10.105cm" svg:y1="11.055cm" svg:x2="11.954cm" svg:y2="13.604cm" draw:start-shape="id96" draw:start-glue-point="10" draw:end-shape="id98" draw:end-glue-point="4" svg:d="M10105 11055c1233 0 1849 849 1849 2549" svg:viewBox="0 0 1850 2550">
          <text:p/>
        </draw:connector>
      </draw:page>
      <draw:page draw:name="page9" draw:style-name="dp1" draw:master-page-name="Výchozí">
        <draw:custom-shape draw:style-name="gr14" draw:text-style-name="P3" xml:id="id99" draw:id="id99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9" draw:start-glue-point="8" draw:end-shape="id100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100" draw:start-glue-point="8" draw:end-shape="id101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1" draw:start-glue-point="8" draw:end-shape="id102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2" draw:start-glue-point="8" draw:end-shape="id103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3" draw:start-glue-point="8" draw:end-shape="id104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9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4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9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8" draw:id="id108" draw:layer="layout" svg:width="2.1cm" svg:height="1.1cm" svg:x="13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9.7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3.0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52cm" svg:y1="5.102cm" svg:x2="10.753cm" svg:y2="11.003cm" draw:start-shape="id105" draw:start-glue-point="8" draw:end-shape="id106" svg:d="M10752 5102c0 4426 1 1476 1 5901" svg:viewBox="0 0 2 5902">
          <text:p/>
        </draw:connector>
        <draw:connector draw:style-name="gr4" draw:text-style-name="P5" draw:layer="layout" draw:type="curve" svg:x1="11.495cm" svg:y1="4.941cm" svg:x2="13.311cm" svg:y2="11.165cm" draw:start-shape="id105" draw:start-glue-point="9" draw:end-shape="id107" draw:end-glue-point="5" svg:d="M11495 4941c0 4669 1816 1558 1816 6224" svg:viewBox="0 0 1817 6225">
          <text:p/>
        </draw:connector>
        <draw:connector draw:style-name="gr7" draw:text-style-name="P5" draw:layer="layout" draw:type="curve" svg:x1="14.053cm" svg:y1="5.103cm" svg:x2="14.054cm" svg:y2="11.004cm" draw:start-shape="id108" draw:start-glue-point="8" draw:end-shape="id107" svg:d="M14053 5103c0 4426 1 1476 1 5901" svg:viewBox="0 0 2 5902">
          <text:p/>
        </draw:connector>
        <draw:connector draw:style-name="gr7" draw:text-style-name="P5" draw:layer="layout" draw:type="curve" svg:x1="13.31cm" svg:y1="4.942cm" svg:x2="11.496cm" svg:y2="11.164cm" draw:start-shape="id108" draw:start-glue-point="7" draw:end-shape="id106" draw:end-glue-point="11" svg:d="M133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9" draw:id="id109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3" draw:id="id113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5" draw:id="id115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5.103cm" svg:y1="4.353cm" svg:x2="9.003cm" svg:y2="4.353cm" draw:start-shape="id109" draw:start-glue-point="10" draw:end-shape="id110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10" draw:start-glue-point="10" draw:end-shape="id111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1" draw:start-glue-point="10" draw:end-shape="id112" draw:end-glue-point="6" svg:d="M12403 4353h900" svg:viewBox="0 0 901 1">
          <text:p/>
        </draw:connector>
        <draw:connector draw:style-name="gr20" draw:text-style-name="P7" draw:layer="layout" draw:type="curve" svg:x1="14.303cm" svg:y1="4.353cm" svg:x2="18.403cm" svg:y2="4.453cm" draw:start-shape="id112" draw:start-glue-point="10" draw:end-shape="id113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4" draw:id="id114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5.003cm" svg:y1="6.353cm" svg:x2="9.503cm" svg:y2="4.703cm" draw:start-shape="id114" draw:start-glue-point="10" draw:end-shape="id110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21" draw:text-style-name="P7" draw:layer="layout" draw:type="curve" svg:x1="13.803cm" svg:y1="4.003cm" svg:x2="18.401cm" svg:y2="2.451cm" draw:start-shape="id112" draw:start-glue-point="4" draw:end-shape="id115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2" draw:text-style-name="P5" draw:layer="layout" draw:type="curve" svg:x1="4.857cm" svg:y1="6.105cm" svg:x2="18.547cm" svg:y2="2.203cm" draw:start-shape="id114" draw:start-glue-point="11" draw:end-shape="id115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4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5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3" draw:text-style-name="P5" draw:layer="layout" draw:type="curve" svg:x1="2.405cm" svg:y1="8.005cm" svg:x2="11.307cm" svg:y2="4.707cm" draw:start-shape="id116" draw:start-glue-point="4" draw:end-shape="id117" draw:end-glue-point="8" svg:d="M2405 8005c0-2472 8902-823 8902-3298" svg:viewBox="0 0 8903 3299">
          <text:p/>
        </draw:connector>
        <draw:connector draw:style-name="gr23" draw:text-style-name="P5" draw:layer="layout" draw:type="curve" svg:x1="2.405cm" svg:y1="4.705cm" svg:x2="11.307cm" svg:y2="8.007cm" draw:start-shape="id118" draw:start-glue-point="8" draw:end-shape="id119" draw:end-glue-point="4" svg:d="M2405 4705c0 2478 8902 827 8902 3302" svg:viewBox="0 0 8903 3303">
          <text:p/>
        </draw:connector>
        <draw:custom-shape draw:style-name="gr10" draw:text-style-name="P8" xml:id="id120" draw:id="id120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3" draw:id="id123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1" draw:id="id121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8" draw:id="id118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6" draw:id="id116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4" draw:id="id124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9" draw:id="id119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7" draw:id="id117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9" draw:layer="layout" draw:type="curve" svg:x1="2.759cm" svg:y1="4.603cm" svg:x2="4.504cm" svg:y2="6.004cm" draw:start-shape="id118" draw:start-glue-point="9" draw:end-shape="id120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21" draw:text-style-name="P7" draw:layer="layout" draw:type="curve" svg:x1="2.905cm" svg:y1="6.355cm" svg:x2="4.004cm" svg:y2="6.354cm" draw:start-shape="id121" draw:start-glue-point="10" draw:end-shape="id120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21" draw:text-style-name="P7" draw:layer="layout" draw:type="curve" svg:x1="2.759cm" svg:y1="8.107cm" svg:x2="4.504cm" svg:y2="6.704cm" draw:start-shape="id116" draw:start-glue-point="11" draw:end-shape="id120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20" draw:start-glue-point="10" draw:end-shape="id122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2" draw:start-glue-point="10" draw:end-shape="id123" draw:end-glue-point="6" svg:d="M7405 6355h1400" svg:viewBox="0 0 1401 1">
          <text:p/>
        </draw:connector>
        <draw:connector draw:style-name="gr21" draw:text-style-name="P7" draw:layer="layout" draw:type="curve" svg:x1="9.305cm" svg:y1="6.005cm" svg:x2="10.953cm" svg:y2="4.605cm" draw:start-shape="id123" draw:start-glue-point="4" draw:end-shape="id117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21" draw:text-style-name="P10" draw:layer="layout" draw:type="curve" svg:x1="9.305cm" svg:y1="6.705cm" svg:x2="10.953cm" svg:y2="8.109cm" draw:start-shape="id123" draw:start-glue-point="8" draw:end-shape="id119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21" draw:text-style-name="P7" draw:layer="layout" draw:type="curve" svg:x1="9.805cm" svg:y1="6.355cm" svg:x2="10.806cm" svg:y2="6.356cm" draw:start-shape="id123" draw:start-glue-point="10" draw:end-shape="id124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2" draw:text-style-name="P10" draw:layer="layout" draw:type="curve" svg:x1="2.905cm" svg:y1="4.355cm" svg:x2="10.807cm" svg:y2="4.357cm" draw:start-shape="id118" draw:start-glue-point="10" draw:end-shape="id117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2" draw:text-style-name="P5" draw:layer="layout" draw:type="curve" svg:x1="2.905cm" svg:y1="8.355cm" svg:x2="10.807cm" svg:y2="8.357cm" draw:start-shape="id116" draw:start-glue-point="10" draw:end-shape="id119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5" draw:id="id125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7" draw:id="id127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8" draw:id="id128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3.1cm" svg:x2="2.701cm" svg:y2="4.201cm" draw:start-shape="id125" draw:start-glue-point="8" draw:end-shape="id126" draw:end-glue-point="4" svg:d="M2700 3100c0 826 1 276 1 1101" svg:viewBox="0 0 2 1102">
          <text:p/>
        </draw:connector>
        <draw:connector draw:style-name="gr25" draw:text-style-name="P5" draw:layer="layout" draw:type="curve" svg:x1="2.701cm" svg:y1="4.901cm" svg:x2="2.701cm" svg:y2="5.901cm" draw:start-shape="id126" draw:start-glue-point="8" draw:end-shape="id127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5" draw:start-glue-point="10" draw:end-shape="id128" draw:end-glue-point="4" svg:d="M3200 2750c1135 0 1702 484 1702 1452" svg:viewBox="0 0 1703 1453">
          <text:p/>
        </draw:connector>
        <draw:connector draw:style-name="gr26" draw:text-style-name="P5" draw:layer="layout" draw:type="curve" svg:x1="4.902cm" svg:y1="4.902cm" svg:x2="3.201cm" svg:y2="6.251cm" draw:start-shape="id128" draw:start-glue-point="8" draw:end-shape="id127" draw:end-glue-point="10" svg:d="M4902 4902c0 900-567 1349-1701 1349" svg:viewBox="0 0 1702 1350">
          <text:p/>
        </draw:connector>
        <draw:custom-shape draw:style-name="gr9" draw:text-style-name="P3" xml:id="id129" draw:id="id129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1" draw:id="id131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2" draw:id="id132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8.701cm" svg:x2="2.701cm" svg:y2="9.802cm" draw:start-shape="id129" draw:start-glue-point="8" draw:end-shape="id130" draw:end-glue-point="4" svg:d="M2700 8701c0 826 1 276 1 1101" svg:viewBox="0 0 2 1102">
          <text:p/>
        </draw:connector>
        <draw:connector draw:style-name="gr25" draw:text-style-name="P5" draw:layer="layout" draw:type="curve" svg:x1="2.701cm" svg:y1="10.502cm" svg:x2="2.701cm" svg:y2="11.502cm" draw:start-shape="id130" draw:start-glue-point="8" draw:end-shape="id131" draw:end-glue-point="4" svg:d="M2701 10502v1000" svg:viewBox="0 0 1 1001">
          <text:p/>
        </draw:connector>
        <draw:connector draw:style-name="gr26" draw:text-style-name="P5" draw:layer="layout" draw:type="curve" svg:x1="3.2cm" svg:y1="8.351cm" svg:x2="4.902cm" svg:y2="9.803cm" draw:start-shape="id129" draw:start-glue-point="10" draw:end-shape="id132" draw:end-glue-point="4" svg:d="M3200 8351c1135 0 1702 484 1702 1452" svg:viewBox="0 0 1703 1453">
          <text:p/>
        </draw:connector>
        <draw:connector draw:style-name="gr27" draw:text-style-name="P5" draw:layer="layout" draw:type="curve" svg:x1="4.902cm" svg:y1="10.503cm" svg:x2="3.201cm" svg:y2="11.852cm" draw:start-shape="id132" draw:start-glue-point="8" draw:end-shape="id131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2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8" draw:start-glue-point="10" svg:d="M5402 4552c841 0 532 1114 620 1114" svg:viewBox="0 0 621 1115">
          <text:p/>
        </draw:connector>
        <draw:custom-shape draw:style-name="gr9" draw:text-style-name="P3" xml:id="id133" draw:id="id133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5" draw:id="id135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6" draw:id="id136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1cm" svg:y1="13.802cm" svg:x2="2.702cm" svg:y2="14.903cm" draw:start-shape="id133" draw:start-glue-point="8" draw:end-shape="id134" draw:end-glue-point="4" svg:d="M2701 13802c0 826 1 276 1 1101" svg:viewBox="0 0 2 1102">
          <text:p/>
        </draw:connector>
        <draw:connector draw:style-name="gr25" draw:text-style-name="P5" draw:layer="layout" draw:type="curve" svg:x1="2.702cm" svg:y1="15.603cm" svg:x2="2.702cm" svg:y2="16.603cm" draw:start-shape="id134" draw:start-glue-point="8" draw:end-shape="id135" draw:end-glue-point="4" svg:d="M2702 15603v1000" svg:viewBox="0 0 1 1001">
          <text:p/>
        </draw:connector>
        <draw:connector draw:style-name="gr26" draw:text-style-name="P5" draw:layer="layout" draw:type="curve" svg:x1="3.201cm" svg:y1="13.452cm" svg:x2="4.903cm" svg:y2="14.904cm" draw:start-shape="id133" draw:start-glue-point="10" draw:end-shape="id136" draw:end-glue-point="4" svg:d="M3201 13452c1135 0 1702 484 1702 1452" svg:viewBox="0 0 1703 1453">
          <text:p/>
        </draw:connector>
        <draw:connector draw:style-name="gr26" draw:text-style-name="P5" draw:layer="layout" draw:type="curve" svg:x1="4.903cm" svg:y1="15.604cm" svg:x2="3.202cm" svg:y2="16.953cm" draw:start-shape="id136" draw:start-glue-point="8" draw:end-shape="id135" draw:end-glue-point="10" svg:d="M4903 15604c0 900-567 1349-1701 1349" svg:viewBox="0 0 1702 1350">
          <text:p/>
        </draw:connector>
        <draw:custom-shape draw:style-name="gr9" draw:text-style-name="P3" xml:id="id137" draw:id="id137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9" draw:id="id139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0" draw:id="id140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2cm" svg:y1="18.903cm" svg:x2="2.703cm" svg:y2="20.004cm" draw:start-shape="id137" draw:start-glue-point="8" draw:end-shape="id138" draw:end-glue-point="4" svg:d="M2702 18903c0 826 1 276 1 1101" svg:viewBox="0 0 2 1102">
          <text:p/>
        </draw:connector>
        <draw:connector draw:style-name="gr25" draw:text-style-name="P5" draw:layer="layout" draw:type="curve" svg:x1="2.703cm" svg:y1="20.704cm" svg:x2="2.703cm" svg:y2="21.704cm" draw:start-shape="id138" draw:start-glue-point="8" draw:end-shape="id139" draw:end-glue-point="4" svg:d="M2703 20704v1000" svg:viewBox="0 0 1 1001">
          <text:p/>
        </draw:connector>
        <draw:custom-shape draw:style-name="gr10" draw:text-style-name="P6" xml:id="id141" draw:id="id141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5" draw:id="id145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7" draw:start-glue-point="10" draw:end-shape="id140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40" draw:start-glue-point="10" draw:end-shape="id141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2" draw:start-glue-point="6" draw:end-shape="id139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3" draw:start-glue-point="6" draw:end-shape="id142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1" draw:start-glue-point="8" draw:end-shape="id144" draw:end-glue-point="4" svg:d="M7005 18906l-2300 1100" svg:viewBox="0 0 2301 1101">
          <text:p/>
        </draw:connector>
        <draw:connector draw:style-name="gr26" draw:text-style-name="P5" draw:layer="layout" draw:type="line" svg:x1="7.005cm" svg:y1="18.906cm" svg:x2="8.705cm" svg:y2="20.006cm" draw:start-shape="id141" draw:start-glue-point="8" draw:end-shape="id145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4" draw:start-glue-point="8" draw:end-shape="id143" draw:end-glue-point="4" svg:d="M4705 20706l2201 1001" svg:viewBox="0 0 2202 1002">
          <text:p/>
        </draw:connector>
        <draw:connector draw:style-name="gr26" draw:text-style-name="P5" draw:layer="layout" draw:type="line" svg:x1="8.705cm" svg:y1="20.706cm" svg:x2="6.906cm" svg:y2="21.707cm" draw:start-shape="id145" draw:start-glue-point="8" draw:end-shape="id143" draw:end-glue-point="4" svg:d="M8705 20706l-1799 1001" svg:viewBox="0 0 1800 1002">
          <text:p/>
        </draw:connector>
        <draw:custom-shape draw:style-name="gr9" draw:text-style-name="P3" xml:id="id146" draw:id="id146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0" draw:id="id150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2" draw:id="id152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9" draw:id="id149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6" draw:start-glue-point="10" draw:end-shape="id147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7" draw:start-glue-point="10" draw:end-shape="id148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9" draw:start-glue-point="6" draw:end-shape="id150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1" draw:start-glue-point="6" draw:end-shape="id149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8" draw:start-glue-point="8" draw:end-shape="id152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2" draw:start-glue-point="8" draw:end-shape="id151" draw:end-glue-point="4" svg:d="M15006 20707l2201 1001" svg:viewBox="0 0 2202 1002">
          <text:p/>
        </draw:connector>
        <draw:connector draw:style-name="gr28" draw:text-style-name="P5" draw:layer="layout" draw:type="curve" svg:x1="13.003cm" svg:y1="18.904cm" svg:x2="13.004cm" svg:y2="21.705cm" draw:start-shape="id146" draw:start-glue-point="8" draw:end-shape="id150" draw:end-glue-point="4" svg:d="M13003 18904c0 2101 1 701 1 2801" svg:viewBox="0 0 2 2802">
          <text:p/>
        </draw:connector>
        <draw:custom-shape draw:style-name="gr9" draw:text-style-name="P3" xml:id="id153" draw:id="id153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4" draw:id="id154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13.002cm" svg:y1="13.803cm" svg:x2="13.003cm" svg:y2="16.604cm" draw:start-shape="id153" draw:start-glue-point="8" draw:end-shape="id154" draw:end-glue-point="4" svg:d="M13002 13803c0 2101 1 701 1 2801" svg:viewBox="0 0 2 2802">
          <text:p/>
        </draw:connector>
        <draw:custom-shape draw:style-name="gr9" draw:text-style-name="P3" xml:id="id157" draw:id="id157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6" draw:id="id156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5" draw:id="id155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curve" svg:x1="15.203cm" svg:y1="10.504cm" svg:x2="13.502cm" svg:y2="11.853cm" draw:start-shape="id155" draw:start-glue-point="8" draw:end-shape="id156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5" draw:end-glue-point="10" svg:d="M16191 8666c21 0 265 1488-488 1488" svg:viewBox="0 0 543 1489">
          <text:p/>
        </draw:connector>
        <draw:connector draw:style-name="gr28" draw:text-style-name="P5" draw:layer="layout" draw:type="curve" svg:x1="13.001cm" svg:y1="8.702cm" svg:x2="13.002cm" svg:y2="11.503cm" draw:start-shape="id157" draw:start-glue-point="8" draw:end-shape="id156" draw:end-glue-point="4" svg:d="M13001 8702c0 2101 1 701 1 2801" svg:viewBox="0 0 2 2802">
          <text:p/>
        </draw:connector>
        <draw:custom-shape draw:style-name="gr9" draw:text-style-name="P3" xml:id="id158" draw:id="id158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0" draw:id="id160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9" draw:id="id159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8" draw:start-glue-point="10" draw:end-shape="id159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9" draw:start-glue-point="10" svg:d="M15769 4553c841 0 532 1114 620 1114" svg:viewBox="0 0 621 1115">
          <text:p/>
        </draw:connector>
        <draw:connector draw:style-name="gr28" draw:text-style-name="P5" draw:layer="layout" draw:type="curve" svg:x1="13.067cm" svg:y1="3.101cm" svg:x2="13.068cm" svg:y2="5.902cm" draw:start-shape="id158" draw:start-glue-point="8" draw:end-shape="id160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9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4.4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9.6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30" draw:text-style-name="P6" xml:id="id161" draw:id="id161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2" draw:id="id162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3" draw:id="id163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4" draw:id="id164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5" draw:id="id165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6" draw:id="id166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2.302cm" svg:y1="3.103cm" svg:x2="2.302cm" svg:y2="4cm" draw:start-shape="id161" draw:start-glue-point="8" draw:end-shape="id162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2.302cm" svg:y1="5.003cm" svg:x2="2.302cm" svg:y2="5.9cm" draw:start-shape="id162" draw:start-glue-point="8" draw:end-shape="id163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3cm" svg:y1="6.402cm" svg:x2="3.903cm" svg:y2="6.302cm" draw:start-shape="id163" draw:start-glue-point="10" draw:end-shape="id164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602cm" svg:y1="6.803cm" svg:x2="4.602cm" svg:y2="7.6cm" draw:start-shape="id164" draw:start-glue-point="8" draw:end-shape="id165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5.3cm" svg:y1="8.102cm" svg:x2="6.203cm" svg:y2="8.002cm" draw:start-shape="id165" draw:start-glue-point="10" draw:end-shape="id166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30" draw:text-style-name="P6" xml:id="id167" draw:id="id167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8" draw:id="id168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9" draw:id="id169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0" draw:id="id170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3cm" svg:y1="2.602cm" svg:x2="3.703cm" svg:y2="2.602cm" draw:start-shape="id161" draw:start-glue-point="10" draw:end-shape="id167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402cm" svg:y1="3.103cm" svg:x2="4.402cm" svg:y2="4cm" draw:start-shape="id167" draw:start-glue-point="8" draw:end-shape="id168" draw:end-glue-point="4" svg:d="M4402 3103v897" svg:viewBox="0 0 1 898">
          <text:p text:style-name="P1"><text:span text:style-name="T1">1     </text:span></text:p>
        </draw:connector>
        <draw:connector draw:style-name="gr21" draw:text-style-name="P5" draw:layer="layout" draw:type="curve" svg:x1="5.1cm" svg:y1="4.502cm" svg:x2="6.203cm" svg:y2="4.502cm" draw:start-shape="id168" draw:start-glue-point="10" draw:end-shape="id169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6.902cm" svg:y1="5.003cm" svg:x2="6.902cm" svg:y2="5.9cm" draw:start-shape="id169" draw:start-glue-point="8" draw:end-shape="id170" draw:end-glue-point="4" svg:d="M6902 5003v897" svg:viewBox="0 0 1 898">
          <text:p text:style-name="P1"><text:span text:style-name="T1">1      </text:span></text:p>
        </draw:connector>
        <draw:connector draw:style-name="gr21" draw:text-style-name="P5" draw:layer="layout" draw:type="curve" svg:x1="6.902cm" svg:y1="6.903cm" svg:x2="6.902cm" svg:y2="7.5cm" draw:start-shape="id170" draw:start-glue-point="8" draw:end-shape="id166" draw:end-glue-point="4" svg:d="M6902 6903v597" svg:viewBox="0 0 1 598">
          <text:p text:style-name="P1"><text:span text:style-name="T1">1     </text:span></text:p>
        </draw:connector>
        <draw:connector draw:style-name="gr21" draw:text-style-name="P7" draw:layer="layout" draw:type="curve" svg:x1="1.439cm" svg:y1="1.376cm" svg:x2="2.302cm" svg:y2="2.1cm" draw:end-shape="id161" draw:end-glue-point="4" svg:d="M1439 1376c0 166 863-195 863 724" svg:viewBox="0 0 864 725">
          <text:p text:style-name="P1"><text:span text:style-name="T1">n</text:span></text:p>
        </draw:connector>
        <draw:connector draw:style-name="gr21" draw:text-style-name="P5" draw:layer="layout" draw:type="curve" svg:x1="6.902cm" svg:y1="8.503cm" svg:x2="8.171cm" svg:y2="9.145cm" draw:start-shape="id166" draw:start-glue-point="8" svg:d="M6902 8503c0 858 1269 537 1269 642" svg:viewBox="0 0 1270 643">
          <text:p text:style-name="P1"><text:span text:style-name="T1">n</text:span></text:p>
        </draw:connector>
        <draw:custom-shape draw:style-name="gr30" draw:text-style-name="P6" xml:id="id171" draw:id="id171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2" draw:id="id172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3" draw:id="id173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4" draw:id="id174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5" draw:id="id175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6" draw:id="id176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3.503cm" svg:y1="3.103cm" svg:x2="13.503cm" svg:y2="4cm" draw:start-shape="id171" draw:start-glue-point="8" draw:end-shape="id172" draw:end-glue-point="4" svg:d="M13503 3103v897" svg:viewBox="0 0 1 898">
          <text:p text:style-name="P1"><text:span text:style-name="T1">n      </text:span></text:p>
        </draw:connector>
        <draw:connector draw:style-name="gr21" draw:text-style-name="P5" draw:layer="layout" draw:type="curve" svg:x1="13.503cm" svg:y1="5.003cm" svg:x2="13.503cm" svg:y2="5.9cm" draw:start-shape="id172" draw:start-glue-point="8" draw:end-shape="id173" draw:end-glue-point="4" svg:d="M13503 5003v897" svg:viewBox="0 0 1 898">
          <text:p text:style-name="P1"><text:span text:style-name="T1">n     </text:span></text:p>
        </draw:connector>
        <draw:connector draw:style-name="gr21" draw:text-style-name="P5" draw:layer="layout" draw:type="curve" svg:x1="13.503cm" svg:y1="6.903cm" svg:x2="13.503cm" svg:y2="8.1cm" draw:start-shape="id173" draw:start-glue-point="8" draw:end-shape="id174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4.201cm" svg:y1="8.602cm" svg:x2="15.004cm" svg:y2="8.602cm" draw:start-shape="id174" draw:start-glue-point="10" draw:end-shape="id175" draw:end-glue-point="6" svg:d="M14201 8602h803" svg:viewBox="0 0 804 1">
          <text:p text:style-name="P1"><text:span text:style-name="T1">n</text:span></text:p>
          <text:p text:style-name="P1"/>
        </draw:connector>
        <draw:connector draw:style-name="gr21" draw:text-style-name="P5" draw:layer="layout" draw:type="curve" svg:x1="16.401cm" svg:y1="8.602cm" svg:x2="17.204cm" svg:y2="8.602cm" draw:start-shape="id175" draw:start-glue-point="10" draw:end-shape="id176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2.446cm" svg:y1="1.418cm" svg:x2="13.503cm" svg:y2="2.1cm" draw:end-shape="id171" draw:end-glue-point="4" svg:d="M12446 1418c0 135 1057-206 1057 682" svg:viewBox="0 0 1058 683">
          <text:p text:style-name="P1"><text:span text:style-name="T1">n</text:span></text:p>
        </draw:connector>
        <draw:connector draw:style-name="gr21" draw:text-style-name="P5" draw:layer="layout" draw:type="curve" svg:x1="17.903cm" svg:y1="9.103cm" svg:x2="18.838cm" svg:y2="9.885cm" draw:start-shape="id176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31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5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8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Výchozí">
        <draw:custom-shape draw:style-name="gr41" draw:text-style-name="P6" xml:id="id177" draw:id="id177" draw:layer="layout" svg:width="3.097cm" svg:height="2.3cm" svg:x="1.603cm" svg:y="1.6cm">
          <text:p text:style-name="P1"><text:span text:style-name="T2">POS: 534324</text:span></text:p>
          <text:p text:style-name="P1"><text:span text:style-name="T2">Count: 17</text:span></text:p>
          <text:p text:style-name="P1"><text:span text:style-name="T2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178" draw:id="id178" draw:layer="layout" svg:width="3.097cm" svg:height="2.3cm" svg:x="6.903cm" svg:y="1.601cm">
          <text:p text:style-name="P1"><text:span text:style-name="T2">POS: 534324</text:span></text:p>
          <text:p text:style-name="P1"><text:span text:style-name="T2">Count: 16</text:span></text:p>
          <text:p text:style-name="P1"><text:span text:style-name="T2">A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xml:id="id179" draw:id="id179" draw:layer="layout" svg:width="3.097cm" svg:height="2.3cm" svg:x="1.603cm" svg:y="5cm">
          <text:p text:style-name="P1"><text:span text:style-name="T2">POS: 534447</text:span></text:p>
          <text:p text:style-name="P1"><text:span text:style-name="T2">Count: 38</text:span></text:p>
          <text:p text:style-name="P1"><text:span text:style-name="T2">Ref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180" draw:id="id180" draw:layer="layout" svg:width="3.097cm" svg:height="2.3cm" svg:x="6.903cm" svg:y="5.002cm">
          <text:p text:style-name="P1"><text:span text:style-name="T2">POS: 534447</text:span></text:p>
          <text:p text:style-name="P1"><text:span text:style-name="T2">Count: 6</text:span></text:p>
          <text:p text:style-name="P1"><text:span text:style-name="T2">A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81" draw:id="id181" draw:layer="layout" svg:width="3.097cm" svg:height="2.3cm" svg:x="4.303cm" svg:y="8.802cm">
          <text:p text:style-name="P1"><text:span text:style-name="T2">POS: 534547</text:span></text:p>
          <text:p text:style-name="P1"><text:span text:style-name="T2">Count: 34</text:span></text:p>
          <text:p text:style-name="P1"><text:span text:style-name="T2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5" draw:layer="layout" draw:type="curve" svg:x1="4.7cm" svg:y1="2.75cm" svg:x2="6.903cm" svg:y2="2.751cm" draw:start-shape="id177" draw:end-shape="id178" draw:end-glue-point="6" svg:d="M4700 2750c1651 0 550 1 2203 1" svg:viewBox="0 0 2204 2">
          <text:p/>
        </draw:connector>
        <draw:connector draw:style-name="gr44" draw:text-style-name="P5" draw:layer="layout" draw:type="curve" svg:x1="4.7cm" svg:y1="6.15cm" svg:x2="6.903cm" svg:y2="6.152cm" draw:start-shape="id179" draw:start-glue-point="10" draw:end-shape="id180" draw:end-glue-point="6" svg:d="M4700 6150c1651 0 550 2 2203 2" svg:viewBox="0 0 2204 3">
          <text:p/>
        </draw:connector>
        <draw:connector draw:style-name="gr45" draw:text-style-name="P7" draw:layer="layout" draw:type="curve" svg:x1="3.152cm" svg:y1="7.3cm" svg:x2="4.303cm" svg:y2="9.952cm" draw:start-shape="id179" draw:start-glue-point="8" draw:end-shape="id181" draw:end-glue-point="6" svg:d="M3152 7300c0 1768 383 2652 1151 2652" svg:viewBox="0 0 1152 2653">
          <text:p text:style-name="P1"><text:span text:style-name="T1">5 <text:s text:c="5"/></text:span></text:p>
        </draw:connector>
        <draw:connector draw:style-name="gr20" draw:text-style-name="P7" draw:layer="layout" draw:type="curve" svg:x1="3.152cm" svg:y1="3.9cm" svg:x2="3.152cm" svg:y2="5cm" draw:start-shape="id177" draw:start-glue-point="8" draw:end-shape="id179" draw:end-glue-point="4" svg:d="M3152 3900v1100" svg:viewBox="0 0 1 1101">
          <text:p text:style-name="P1"><text:span text:style-name="T1">4 <text:s text:c="3"/></text:span></text:p>
        </draw:connector>
        <draw:connector draw:style-name="gr46" draw:text-style-name="P7" draw:layer="layout" draw:type="curve" svg:x1="4.7cm" svg:y1="2.75cm" svg:x2="5.852cm" svg:y2="8.802cm" draw:start-shape="id177" draw:start-glue-point="10" draw:end-shape="id181" draw:end-glue-point="4" svg:d="M4700 2750c768 0 1152 2017 1152 6052" svg:viewBox="0 0 1153 6053">
          <text:p text:style-name="P1"><text:span text:style-name="T1"><text:s text:c="6"/></text:span><text:span text:style-name="T1">6</text:span></text:p>
          <text:p text:style-name="P1"><text:span text:style-name="T1"/></text:p>
          <text:p text:style-name="P1"><text:span text:style-name="T1"/></text:p>
        </draw:connector>
        <draw:connector draw:style-name="gr45" draw:text-style-name="P7" draw:layer="layout" draw:type="curve" svg:x1="6.903cm" svg:y1="2.751cm" svg:x2="5.852cm" svg:y2="8.802cm" draw:start-shape="id178" draw:start-glue-point="6" draw:end-shape="id181" draw:end-glue-point="4" svg:d="M6903 2751c-701 0-1051 2017-1051 6051" svg:viewBox="0 0 1052 6052">
          <text:p text:style-name="P1"><text:span text:style-name="T1">8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7" draw:text-style-name="P7" draw:layer="layout" draw:type="curve" svg:x1="4.247cm" svg:y1="6.964cm" svg:x2="4.756cm" svg:y2="9.138cm" draw:start-shape="id179" draw:start-glue-point="9" draw:end-shape="id181" draw:end-glue-point="5" svg:d="M4247 6964c0 1632 509 545 509 2174" svg:viewBox="0 0 510 2175">
          <text:p text:style-name="P1"><text:span text:style-name="T1">12 <text:s text:c="6"/></text:span></text:p>
        </draw:connector>
      </draw:page>
      <draw:page draw:name="page18" draw:style-name="dp1" draw:master-page-name="Výchozí">
        <draw:custom-shape draw:style-name="gr48" draw:text-style-name="P17" draw:layer="layout" svg:width="0.4cm" svg:height="0.5cm" svg:x="1.4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1.8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2.2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2.6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3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3.4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3.8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4.2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4.6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5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5.4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5.8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6.2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6.6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7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7.4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7.8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8.2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8.6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9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9.4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9.8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10.2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10.6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4cm" svg:height="0.5cm" svg:x="11cm" svg:y="1.7cm">
          <text:p text:style-name="P1"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.4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.8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2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6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.8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2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6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4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8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4.2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4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8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6.2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6.6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.4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4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8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4.2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4.6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4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8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.4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2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2.6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3.8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4.6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4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5.8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6.2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6.6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8.6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.4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.8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0.2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0.6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1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.8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8.2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8.6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.4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.8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0.2cm" svg:y="3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8.2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8.6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0.6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6.6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4cm" svg:height="0.5cm" svg:x="7.4cm" svg:y="2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8-31T23:35:11.429000000</dc:date>
    <meta:editing-duration>PT7H54M22S</meta:editing-duration>
    <meta:editing-cycles>232</meta:editing-cycles>
    <meta:document-statistic meta:object-count="558"/>
  </office:meta>
</office:document-meta>
</file>